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3.429cm" svg:x="1.372cm" svg:y="3.726cm">
          <text:p text:style-name="P1">Website</text:p>
          <text:p text:style-name="P1">HTML</text:p>
          <text:p text:style-name="P1">COL.com</text:p>
        </draw:rect>
        <draw:rect draw:style-name="gr1" draw:text-style-name="P1" draw:layer="layout" svg:width="3.81cm" svg:height="2.032cm" draw:transform="skewX (-0.0013962634015952) translate (1.372cm 7.155cm)">
          <text:p text:style-name="P1"><text:span text:style-name="T1">JavaScript</text:span></text:p>
          <text:p text:style-name="P1"><text:span text:style-name="T2">getdetails()</text:span></text:p>
        </draw:rect>
        <draw:ellipse draw:style-name="gr1" draw:text-style-name="P1" draw:layer="layout" svg:width="3.81cm" svg:height="2.667cm" svg:x="10.204cm" svg:y="9.274cm">
          <text:p text:style-name="P1">Apache</text:p>
          <text:p text:style-name="P1">Tomcat</text:p>
          <text:p text:style-name="P1">Server</text:p>
        </draw:ellipse>
        <draw:rect draw:style-name="gr1" draw:text-style-name="P1" draw:layer="layout" svg:width="7.239cm" svg:height="2.286cm" svg:x="8.77cm" svg:y="6.78cm">
          <text:p text:style-name="P1">Web Service</text:p>
          <text:p text:style-name="P1"><text:span text:style-name="T3">COL.com/rest/resources/IPAddress</text:span></text:p>
        </draw:rect>
        <draw:line draw:style-name="gr2" draw:text-style-name="P2" draw:layer="layout" svg:x1="5.291cm" svg:y1="7.985cm" svg:x2="8.593cm" svg:y2="7.985cm">
          <text:p text:style-name="P2">GET</text:p>
          <text:p text:style-name="P2"/>
        </draw:line>
        <draw:rect draw:style-name="gr1" draw:text-style-name="P1" draw:layer="layout" svg:width="3.81cm" svg:height="2.032cm" draw:transform="skewX (-0.0013962634015952) translate (1.373cm 12.255cm)">
          <text:p text:style-name="P1"><text:span text:style-name="T1">JavaScript</text:span></text:p>
          <text:p text:style-name="P1"><text:span text:style-name="T2">pushcostTV()</text:span></text:p>
        </draw:rect>
        <draw:rect draw:style-name="gr1" draw:text-style-name="P1" draw:layer="layout" svg:width="7.239cm" svg:height="2.286cm" svg:x="8.771cm" svg:y="12.08cm">
          <text:p text:style-name="P1">Web Service</text:p>
          <text:p text:style-name="P1"><text:span text:style-name="T3">COL.com/rest/cost/TV</text:span></text:p>
        </draw:rect>
        <draw:line draw:style-name="gr2" draw:text-style-name="P1" draw:layer="layout" svg:x1="5.318cm" svg:y1="13.292cm" svg:x2="8.62cm" svg:y2="13.292cm">
          <text:p text:style-name="P1"><text:span text:style-name="T1">PUSH</text:span>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 S</meta:initial-creator>
    <meta:creation-date>2019-02-25T15:25:33.73</meta:creation-date>
    <dc:date>2019-02-25T21:23:23.14</dc:date>
    <dc:creator>P S</dc:creator>
    <meta:editing-duration>PT2H31M26S</meta:editing-duration>
    <meta:editing-cycles>21</meta:editing-cycles>
    <meta:generator>OpenOffice/4.1.6$Win32 OpenOffice.org_project/416m1$Build-9790</meta:generator>
    <meta:document-statistic meta:object-count="8"/>
  </office:meta>
</office:document-meta>
</file>